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79fb" officeooo:paragraph-rsid="000979fb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normal" officeooo:rsid="000979fb" officeooo:paragraph-rsid="000979fb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0979fb" officeooo:paragraph-rsid="000a2989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0a0c82" officeooo:paragraph-rsid="000a0c82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officeooo:rsid="000a2989" officeooo:paragraph-rsid="000a2989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0b28b2" officeooo:paragraph-rsid="000b28b2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0b5126" officeooo:paragraph-rsid="000b512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antamento de Requisitos</text:p>
      <text:p text:style-name="P1"/>
      <text:list xml:id="list1468082113907368988" text:style-name="L1">
        <text:list-item>
          <text:p text:style-name="P2">Controle Financeiro</text:p>
          <text:list>
            <text:list-item>
              <text:p text:style-name="P2">Valores em caixa, apurado e lucro</text:p>
            </text:list-item>
            <text:list-item>
              <text:p text:style-name="P2">Receita diaria</text:p>
            </text:list-item>
            <text:list-item>
              <text:p text:style-name="P2">Balanços semanais e mensais</text:p>
            </text:list-item>
            <text:list-item>
              <text:p text:style-name="P2">Emissão de Gráficos</text:p>
            </text:list-item>
            <text:list-item>
              <text:p text:style-name="P7">Contas a pagar e a receber</text:p>
            </text:list-item>
          </text:list>
        </text:list-item>
        <text:list-item>
          <text:p text:style-name="P2">Calculo de Valor do Produto</text:p>
          <text:list>
            <text:list-item>
              <text:p text:style-name="P4">Cadastro do valor unitário de cada ingrediente</text:p>
            </text:list-item>
            <text:list-item>
              <text:p text:style-name="P4">Cadastro de gastos variáveis e fixos do estabelecimento</text:p>
            </text:list-item>
          </text:list>
        </text:list-item>
        <text:list-item>
          <text:p text:style-name="P2">Controle de Estoque</text:p>
          <text:list>
            <text:list-item>
              <text:p text:style-name="P2">Cadastrar Produto</text:p>
              <text:list>
                <text:list-item>
                  <text:p text:style-name="P3">Quantidade</text:p>
                </text:list-item>
                <text:list-item>
                  <text:p text:style-name="P3">Descrição</text:p>
                </text:list-item>
                <text:list-item>
                  <text:p text:style-name="P3">Valor</text:p>
                </text:list-item>
              </text:list>
            </text:list-item>
            <text:list-item>
              <text:p text:style-name="P5">Cadastro por categoria</text:p>
            </text:list-item>
            <text:list-item>
              <text:p text:style-name="P6">Notificação quando estoque estiver baixo</text:p>
            </text:list-item>
          </text:list>
        </text:list-item>
        <text:list-item>
          <text:p text:style-name="P2">Geração de Relatório – (Mensal/Semanal/Bimestral/Anual):</text:p>
          <text:list>
            <text:list-item>
              <text:p text:style-name="P2">Produtos com maior saída</text:p>
            </text:list-item>
            <text:list-item>
              <text:p text:style-name="P2">Quantidade de Produtos disponiveis em estoque</text:p>
            </text:list-item>
          </text:list>
        </text:list-item>
        <text:list-item>
          <text:p text:style-name="P2">Cadastro de Clientes</text:p>
          <text:list>
            <text:list-item>
              <text:p text:style-name="P2">Nome</text:p>
            </text:list-item>
            <text:list-item>
              <text:p text:style-name="P2">Telefone</text:p>
            </text:list-item>
            <text:list-item>
              <text:p text:style-name="P2">Endereço</text:p>
            </text:list-item>
            <text:list-item>
              <text:p text:style-name="P2">Compras</text:p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</meta:initial-creator>
    <meta:creation-date>2015-09-01T09:36:41.078406877</meta:creation-date>
    <dc:date>2015-09-01T09:52:47.323314474</dc:date>
    <dc:creator>luciano </dc:creator>
    <meta:editing-duration>PT8M30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1" meta:paragraph-count="26" meta:word-count="108" meta:character-count="611" meta:non-whitespace-character-count="552"/>
  </office:meta>
</office:document-meta>
</file>